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8567" officeooo:paragraph-rsid="000b8567"/>
    </style:style>
    <style:style style:name="P2"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0d6c56" style:text-blinking="false" fo:background-color="transparent"/>
    </style:style>
    <style:style style:name="P4"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5" style:family="paragraph" style:parent-style-name="Text_20_body">
      <style:paragraph-properties fo:margin-top="0cm" fo:margin-bottom="0cm" style:contextual-spacing="false" fo:line-height="138%" fo:text-align="justify" style:justify-single-word="false" style:writing-mode="lr-tb"/>
      <style:text-properties fo:font-weight="normal"/>
    </style:style>
    <style:style style:name="P6" style:family="paragraph" style:parent-style-name="Text_20_body">
      <style:paragraph-properties fo:margin-top="0cm" fo:margin-bottom="0cm" style:contextual-spacing="false" fo:line-height="138%" fo:text-align="justify" style:justify-single-word="false" style:writing-mode="lr-tb"/>
    </style:style>
    <style:style style:name="P7" style:family="paragraph" style:parent-style-name="Text_20_body">
      <style:text-properties officeooo:paragraph-rsid="000d6c56"/>
    </style:style>
    <style:style style:name="T1"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147f0ff7-7fff-6eca-3cc4-164b5270b451"/></text:p>
      <text:p text:style-name="P2">L'application se doit être imperméable au niveau des menaces et des vulnérabilités.En effet,les attaques peuvent apparaître dès la conception du site.Il est donc nécessaire de la mettre en place dès le début du projet et de considérer les besoin en sécurité.Cette considération permettra  d'avoir un suivi chronologique des éléments de sécurités à mettre en place.Il doit prendre en compte par ailleurs l'intégrité de son comportement en garantissant un accès web sécurisé et surtout protéger ses utilisateurs des menaces.</text:p>
      <text:p text:style-name="P2">Une configuration de l'infrastructure d'hébergement me semble nécessaire en prenant en compte la sécurisation des échanges de données , le durcissement des configurations , la supervision et la l'administration de tout ce mécanisme vise à réduire la surface d'attaque.</text:p>
      <text:p text:style-name="Text_20_body"/>
      <text:p text:style-name="P2"><text:bookmark text:name="docs-internal-guid-2b07ace4-7fff-1958-bb90-56ed8ab8c359"/>Nous devons distinguer 3 types de comptes : Le compte apprenant, le compte formateur et le compte administrateur.</text:p>
      <text:p text:style-name="P2">L'apprenant aura besoin d'un compte lui permettant d'effectuer ses formations, de suivre son évolution, de prendre des notes...</text:p>
      <text:p text:style-name="P2">Le formateur pourra poster des formations, corriger des exercices et suivre l'évolution de ses apprenants.</text:p>
      <text:p text:style-name="P2">L'administrateur quant à lui, doit avoir un accès lui permettant de visualiser l'ensemble des composants de la plateforme ainsi que d'effectuer des modifications (users, accès etc...).</text:p>
      <text:p text:style-name="P2">Pour cela, lors de la création du compte, il conviendra de distinguer le type de compte par exemple avec un boolean formateur/Administrateur, permettant de limiter les droits des apprenants.</text:p>
      <text:p text:style-name="P2">Lors de la création, l'intégralité des mots de passe seront hachés avant d'être stockés en BDD (type BCRYPT ou SHA 256/512 par exemple)</text:p>
      <text:p text:style-name="P2">Concernant l'authentification des apprenants, une authentification robuste suffit.</text:p>
      <text:p text:style-name="P2">Concernant l'authentification des formateurs, nous pouvons imaginer une authentification multi facteurs afin de sécuriser les données sensible des apprenants auxquelles ils ont accès, par le biais d'une vérification par mail lors de la connexion.</text:p>
      <text:p text:style-name="P2">Concernant l'accès des administrateurs, il faut impérativement une authentification multifacteur (vérification par mail également ou facteur de possession si nécessaire type clé USB avec PIN dynamique).</text:p>
      <text:p text:style-name="Text_20_body"/>
      <text:p text:style-name="P2">Nous pouvons imaginer également un système de session, enregistré via des tokens d'authentification, permettant aux utilisateurs de ne pas s'identifier à chaque connexion (ex JWT).</text:p>
      <text:p text:style-name="P2">Par mesure de sécurité, cette session aurait une durée de vie différente entre les apprenants et les formateurs, ces derniers devant à nouveau s'identifier plus régulièrement, toujours dans un souci de sécurisation des données sensibles concernant les apprenants.</text:p>
      <text:p text:style-name="P2">La session administrateur quant à elle ne permettrait pas de conserver un token et nécessiterait une authentification à chaque connexion.</text:p>
      <text:p text:style-name="P2">Il conviendra également d'intégrer un Anti Brute Force sur le formulaire de login afin de verrouiller les tentatives de connexion via ce moyen.</text:p>
      <text:p text:style-name="P5"><text:soft-page-break/><text:span text:style-name="T1">Enfin, nous pouvons envisager une fonction de "Memory Hard" pour sécuriser d'autant plus les comptes des différents intervenants et permettant de ralentir les différentes tentatives de hacking des mots de passe.</text:span></text:p>
      <text:p text:style-name="P3">Une supervision en continu de toute l'activité liés aux comptes administrateur et utilisateur afin de faciliter la détection de compte aux activités anormales susceptibles d'indiquer des attaques en cours .</text:p>
      <text:p text:style-name="P2">Une détection de l'information sera mise en place.Elle permettra de traiter  d'éventuelles vulnérabilités en par le biais d'exigences crées en lien  avec le référentiel ou par des analyses  de risques potentiel.Aux niveaux des mesures drastiques à prendre sont celles des moindres privilèges qui  ne donnera que des permissions nécessaires au bon fonctionnement.En d'autres termes au niveau de notre application un utilisateur aura en sa possession un niveau d'accès ou de permission minimum pour accomplir son travail.</text:p>
      <text:p text:style-name="P2"/>
      <text:p text:style-name="P2">Ce principe de moindre privilège est important dans le cadre d'une attaque de type vol de données dans lequel un hacker pourrait procéder à un transferts de données sensibles comme l'identité d'une personne et donc potentiellement l'administrateur du site ou un de ses utilisateurs.Dans ce cas de figure une exploitation des identifiants à privilèges est mis en évidence est peut conduire à une compromission des ressources.</text:p>
      <text:p text:style-name="Text_20_body"/>
      <text:p text:style-name="P2">Il stoppera également les attaques de types SQli via la transmissions de requêtes SQL dans la base de données et ainsi altérer la base à sa guise.De ce fait il stoppera la propagation de logiciel malveillant.Couplé à cela,le mécanisme Content Security Policy (CSP) qui mettra une restriction sur l'origine du contenu dans la page web comme un script Javascript.Il permettra d'anticiper d'ventuel attaque par injection type  XSS qui justement, injecter du code malveillants javascript qui aura pour rôle de cibler et de récupérer des données.D'autant plus éviter le clickjacking.</text:p>
      <text:p text:style-name="Text_20_body"/>
      <text:p text:style-name="P2">La mise en place du protocole TLS me paraît indispensable qui assure l'authentification, la confidentialité et l'intégrité des données et l'authenticité du ou des serveurs contactés.Il sera d'autant plus  bénéfique pour notre référencement dans le moteur de recherche.Il va nous permettre d'afficher en clair les éventuelles mise en garde et surtout de garantir que l'utilisateur est bien arrivé sur notre site et non sur un site site piégé  qui utiliserait des attaques par rebond.Cette sécurités lutte généralement contre le Cross Site Request Forgery qui forcera un utilisateur à exécuter des actions indépendamment de sa volonté.</text:p>
      <text:p text:style-name="Text_20_body"/>
      <text:p text:style-name="P2">Appuyé par le TLS le HSTS (HTTP Strict TRansport Security) est une directive puissante à prendre en compte dans le cadre de notre sécurité en forçant l'entête HTTP à passer en HTTPS.De plus c'est l'un des facteur de référencement de Google qui nous permettra d'avoir un bon référencement et par de delà est un gage de qualité de notre site.Au niveau de la maintenance une politique d'audit sera mise en place sur la totalité de l'environnement.</text:p>
      <text:p text:style-name="Text_20_body"/>
      <text:p text:style-name="P4"><text:soft-page-break/>HTTP ou Hypertext Transfer Protocol désigne un protocole de communication entre un client et un serveur. HTTP marche par requête et réponse, généralement, à chaque action d’un client sur un site, une requête est envoyée au serveur, qui répond par une réponse.</text:p>
      <text:p text:style-name="P4">HTTPS ou Hypertext Transfer Protocol Secure est basé sur le même système que HTTP, mais en plus sécurisé. Il va crypter les données sensibles du site vers le serveur. De nos jours, la majorité des sites se font par HTTPS.</text:p>
      <text:p text:style-name="Text_20_body"/>
      <text:p text:style-name="P4">Dans le cadre de notre application, il sera important d’utiliser HTTPS afin d’être sûr que les informations entrées seront protégées.Il est important de choisir les méthodes utilisées pour chaque action avec précaution pour éviter des failles de sécurité.</text:p>
      <text:p text:style-name="P4">Tous les formulaires à remplir, quel que soit le rôle de l’utilisateur, seront uniquement fait par le biais de HTTP POST afin que les informations ne soient pas visibles dans l’URL. Cette mesure est particulièrement importante pour les formulaires d’inscription et de connexion.La méthode PUT est faite pour les changements de données dans la base de données. Elle sera utilisée pour les modifications de données comme les modifications du profil ou les modifications de module.</text:p>
      <text:p text:style-name="P4">Et enfin, la méthode DELETE sera utilisée si l’utilisateur, quel que soit son rôle, souhaite supprimer son compte, et pour les formations, cette méthode sera utilisée s'il souhaite supprimer son compte.</text:p>
      <text:p text:style-name="P6"><text:span text:style-name="T3">Pour chaque requête et réponse, il est important d’y intégrer un code statut afin de continuer le bon déroulement du site. Lors d’une action, le code status intégré à la requête permet de prendre connaissance du statut de la requête.</text:span></text:p>
      <text:p text:style-name="P4">Il existe de nombreux autres codes permettant d’avoir des informations bien plus précises sur la nature de l’action qui vient d’être exécutée.</text:p>
      <text:p text:style-name="P4">CORS ou Cross-origin Resource Sharing est un mécanisme qui autorise un site sur une URL à faire une requête de donnée sur une autre URL.</text:p>
      <text:p text:style-name="P4">Pour cette application, il sera important d’identifier les sources qui pourront être utiles et utilisées, lors de la création de module par exemple.</text:p>
      <text:p text:style-name="P4">Si l’on autorise n’importe quelle source, de pouvoir interagir avec le serveur, alors il y aura de nombreux problèmes et failles de sécurité, tandis que si les sources sont choisies avec soin, alors la sécurité sera renforcée.</text:p>
      <text:p text:style-name="P7"><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8T16:48:20.893223363</meta:creation-date>
    <dc:date>2022-09-28T17:03:43.044449296</dc:date>
    <meta:editing-duration>PT58S</meta:editing-duration>
    <meta:editing-cycles>2</meta:editing-cycles>
    <meta:generator>LibreOffice/7.3.6.2$Linux_X86_64 LibreOffice_project/30$Build-2</meta:generator>
    <meta:document-statistic meta:table-count="0" meta:image-count="0" meta:object-count="0" meta:page-count="3" meta:paragraph-count="33" meta:word-count="1256" meta:character-count="8214" meta:non-whitespace-character-count="6981"/>
  </office:meta>
</office:document-meta>
</file>